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RowInfo.EPRow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PRowInfo.getRL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RowInfo.getRightMar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RowInfo.getLeftMar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RowInfo.getPo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RowInfo.validate( final Number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PRowInfo.getHidd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RowInfo.getOutlineLev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RowInfo.getCollap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RowInfo.getRow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PRowInfo.getHard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RowInfo.endProcess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